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eb1" officeooo:paragraph-rsid="00037eb1"/>
    </style:style>
    <style:style style:name="P2" style:family="paragraph" style:parent-style-name="Standard">
      <style:text-properties officeooo:paragraph-rsid="00037eb1"/>
    </style:style>
    <style:style style:name="P3" style:family="paragraph" style:parent-style-name="Standard">
      <style:paragraph-properties fo:text-align="start" style:justify-single-word="false"/>
      <style:text-properties officeooo:rsid="0004feff" officeooo:paragraph-rsid="0004feff"/>
    </style:style>
    <style:style style:name="P4" style:family="paragraph" style:parent-style-name="Standard">
      <style:paragraph-properties fo:text-align="start" style:justify-single-word="false"/>
      <style:text-properties officeooo:rsid="0004feff" officeooo:paragraph-rsid="0007d4c3"/>
    </style:style>
    <style:style style:name="P5" style:family="paragraph" style:parent-style-name="Standard">
      <style:paragraph-properties fo:text-align="start" style:justify-single-word="false"/>
      <style:text-properties officeooo:rsid="0004feff" officeooo:paragraph-rsid="003ac77c"/>
    </style:style>
    <style:style style:name="P6" style:family="paragraph" style:parent-style-name="Standard">
      <style:paragraph-properties fo:text-align="center" style:justify-single-word="false"/>
      <style:text-properties officeooo:rsid="0004feff" officeooo:paragraph-rsid="003ac77c"/>
    </style:style>
    <style:style style:name="P7" style:family="paragraph" style:parent-style-name="Standard">
      <style:text-properties fo:font-size="20pt" officeooo:rsid="00037eb1" officeooo:paragraph-rsid="00037eb1" style:font-size-asian="20pt" style:font-size-complex="20pt"/>
    </style:style>
    <style:style style:name="P8" style:family="paragraph" style:parent-style-name="Standard">
      <style:text-properties style:font-name="Calibri Light" fo:font-size="10pt" officeooo:rsid="00388d47" officeooo:paragraph-rsid="00388d4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officeooo:rsid="0007d4c3" officeooo:paragraph-rsid="0007d4c3"/>
    </style:style>
    <style:style style:name="P10" style:family="paragraph" style:parent-style-name="Standard">
      <style:paragraph-properties fo:text-align="start" style:justify-single-word="false"/>
      <style:text-properties officeooo:rsid="003b7e14" officeooo:paragraph-rsid="003b7e14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37eb1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7d4c3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397a45"/>
    </style:style>
    <style:style style:name="P1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37eb1" officeooo:paragraph-rsid="00397a45"/>
    </style:style>
    <style:style style:name="P15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4feff" officeooo:paragraph-rsid="0007d4c3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52fa" officeooo:paragraph-rsid="000952fa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52fa" officeooo:paragraph-rsid="00174c15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952fa" officeooo:paragraph-rsid="000952fa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a6ecc" officeooo:paragraph-rsid="000a6ecc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normal" officeooo:rsid="0018d39e" officeooo:paragraph-rsid="003519e8" style:font-style-asian="normal" style:font-style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normal" officeooo:rsid="000a6ecc" officeooo:paragraph-rsid="003dcb85" style:font-style-asian="normal" style:font-style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b0fab" officeooo:paragraph-rsid="000b0fab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b0fab" officeooo:paragraph-rsid="003519e8"/>
    </style:style>
    <style:style style:name="P2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b0fab" officeooo:paragraph-rsid="000b0fab"/>
    </style:style>
    <style:style style:name="P2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ef763" officeooo:paragraph-rsid="0015323c"/>
    </style:style>
    <style:style style:name="P2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ef763" officeooo:paragraph-rsid="000ef763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ef763" officeooo:paragraph-rsid="0015323c"/>
    </style:style>
    <style:style style:name="P2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217560" officeooo:paragraph-rsid="00217560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c40c" officeooo:paragraph-rsid="00288718"/>
    </style:style>
    <style:style style:name="P3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cc40c" officeooo:paragraph-rsid="00288718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519e8" officeooo:paragraph-rsid="003519e8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88718" officeooo:paragraph-rsid="00288718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259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7560" officeooo:paragraph-rsid="00217560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f763" officeooo:paragraph-rsid="000ef763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Tahoma" fo:font-size="10pt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c4c91" officeooo:paragraph-rsid="003ac77c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dcb85" officeooo:paragraph-rsid="003dcb85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Calibri Light1" fo:font-size="9pt" officeooo:rsid="00395617" officeooo:paragraph-rsid="00395617" style:font-size-asian="9pt" style:font-size-complex="9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rsid="002c4c91" officeooo:paragraph-rsid="003ac77c"/>
    </style:style>
    <style:style style:name="P45" style:family="paragraph" style:parent-style-name="Standard">
      <style:paragraph-properties fo:text-align="start" style:justify-single-word="false" fo:break-before="page"/>
      <style:text-properties officeooo:rsid="0007d4c3" officeooo:paragraph-rsid="0007d4c3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03f51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10p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Tahoma" fo:font-size="10pt" officeooo:paragraph-rsid="00403f51" style:font-size-asian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0fab" style:font-style-asian="italic" style:font-style-complex="italic"/>
    </style:style>
    <style:style style:name="T3" style:family="text">
      <style:text-properties fo:font-style="italic" officeooo:rsid="00123474" style:font-style-asian="italic" style:font-style-complex="italic"/>
    </style:style>
    <style:style style:name="T4" style:family="text">
      <style:text-properties fo:font-style="italic" officeooo:rsid="00309b82" style:font-style-asian="italic" style:font-style-complex="italic"/>
    </style:style>
    <style:style style:name="T5" style:family="text">
      <style:text-properties fo:font-style="italic" officeooo:rsid="00397a45" style:font-style-asian="italic" style:font-style-complex="italic"/>
    </style:style>
    <style:style style:name="T6" style:family="text">
      <style:text-properties fo:font-style="italic" officeooo:rsid="003ac77c" style:font-style-asian="italic" style:font-style-complex="italic"/>
    </style:style>
    <style:style style:name="T7" style:family="text">
      <style:text-properties fo:font-style="italic" officeooo:rsid="0007d4c3" style:font-style-asian="italic" style:font-style-complex="italic"/>
    </style:style>
    <style:style style:name="T8" style:family="text">
      <style:text-properties fo:font-style="italic" officeooo:rsid="003f9c40" style:font-style-asian="italic" style:font-style-complex="italic"/>
    </style:style>
    <style:style style:name="T9" style:family="text">
      <style:text-properties officeooo:rsid="00037eb1"/>
    </style:style>
    <style:style style:name="T10" style:family="text">
      <style:text-properties officeooo:rsid="0004fe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4feff" style:font-weight-asian="bold" style:font-weight-complex="bold"/>
    </style:style>
    <style:style style:name="T13" style:family="text">
      <style:text-properties fo:font-weight="bold" officeooo:rsid="0007d4c3" style:font-weight-asian="bold" style:font-weight-complex="bold"/>
    </style:style>
    <style:style style:name="T14" style:family="text">
      <style:text-properties officeooo:rsid="0007d4c3"/>
    </style:style>
    <style:style style:name="T15" style:family="text">
      <style:text-properties officeooo:rsid="000b0fab"/>
    </style:style>
    <style:style style:name="T16" style:family="text">
      <style:text-properties officeooo:rsid="00123474"/>
    </style:style>
    <style:style style:name="T17" style:family="text">
      <style:text-properties officeooo:rsid="00140bdd"/>
    </style:style>
    <style:style style:name="T18" style:family="text">
      <style:text-properties officeooo:rsid="00174c15"/>
    </style:style>
    <style:style style:name="T19" style:family="text">
      <style:text-properties officeooo:rsid="0018d39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8d39e" style:font-style-asian="normal" style:font-style-complex="normal"/>
    </style:style>
    <style:style style:name="T22" style:family="text">
      <style:text-properties officeooo:rsid="0020c357"/>
    </style:style>
    <style:style style:name="T23" style:family="text">
      <style:text-properties fo:color="#000000" style:font-name="Tahoma" fo:font-size="10pt" style:font-size-asian="10pt"/>
    </style:style>
    <style:style style:name="T24" style:family="text">
      <style:text-properties fo:color="#000000" style:font-name="Tahoma" fo:font-size="10pt" officeooo:rsid="00403f51" style:font-size-asian="10pt"/>
    </style:style>
    <style:style style:name="T25" style:family="text">
      <style:text-properties fo:color="#000000" style:font-name="Tahoma" fo:font-size="10pt" fo:font-style="italic" style:font-size-asian="10pt" style:font-style-asian="italic"/>
    </style:style>
    <style:style style:name="T26" style:family="text">
      <style:text-properties fo:color="#000000" style:font-name="Tahoma" fo:font-size="10pt" fo:font-style="italic" fo:font-weight="bold" officeooo:rsid="00403f51" style:font-size-asian="10pt" style:font-style-asian="italic" style:font-weight-asian="bold"/>
    </style:style>
    <style:style style:name="T27" style:family="text">
      <style:text-properties fo:color="#000000" style:font-name="Tahoma" fo:font-size="10pt" fo:font-style="italic" fo:font-weight="normal" officeooo:rsid="00403f51" style:font-size-asian="10pt" style:font-style-asian="italic" style:font-weight-asian="normal" style:font-weight-complex="normal"/>
    </style:style>
    <style:style style:name="T28" style:family="text">
      <style:text-properties fo:color="#000000" style:font-name="Tahoma" fo:font-size="10pt" fo:font-style="italic" fo:font-weight="normal" officeooo:rsid="00403f51" style:font-size-asian="10pt" style:font-style-asian="italic" style:font-weight-asian="normal" style:font-style-complex="normal" style:font-weight-complex="normal"/>
    </style:style>
    <style:style style:name="T29" style:family="text">
      <style:text-properties fo:color="#000000" style:font-name="Tahoma" fo:font-size="10pt" fo:font-style="normal" fo:font-weight="normal" officeooo:rsid="00403f51" style:font-size-asian="10pt" style:font-style-asian="normal" style:font-weight-asian="normal" style:font-style-complex="normal" style:font-weight-complex="normal"/>
    </style:style>
    <style:style style:name="T30" style:family="text">
      <style:text-properties fo:color="#7f0055" style:font-name="Tahoma" fo:font-size="10pt" fo:font-weight="bold" style:font-size-asian="10pt" style:font-weight-asian="bold"/>
    </style:style>
    <style:style style:name="T31" style:family="text">
      <style:text-properties fo:color="#7f0055" style:font-name="Tahoma" fo:font-size="10pt" fo:font-weight="bold" officeooo:rsid="00403f51" style:font-size-asian="10pt" style:font-weight-asian="bold"/>
    </style:style>
    <style:style style:name="T32" style:family="text">
      <style:text-properties fo:color="#6a3e3e" style:font-name="Tahoma" fo:font-size="10pt" style:font-size-asian="10pt"/>
    </style:style>
    <style:style style:name="T33" style:family="text">
      <style:text-properties fo:color="#6a3e3e" style:font-name="Tahoma" fo:font-size="10pt" officeooo:rsid="00335571" style:font-size-asian="10pt"/>
    </style:style>
    <style:style style:name="T34" style:family="text">
      <style:text-properties fo:color="#6a3e3e" style:font-name="Tahoma" fo:font-size="10pt" fo:font-style="normal" fo:font-weight="normal" officeooo:rsid="00403f51" style:font-size-asian="10pt" style:font-style-asian="normal" style:font-weight-asian="normal" style:font-style-complex="normal" style:font-weight-complex="normal"/>
    </style:style>
    <style:style style:name="T35" style:family="text">
      <style:text-properties fo:color="#0000c0" style:font-name="Tahoma" fo:font-size="10pt" fo:font-style="italic" fo:font-weight="bold" style:font-size-asian="10pt" style:font-style-asian="italic" style:font-weight-asian="bold"/>
    </style:style>
    <style:style style:name="T36" style:family="text">
      <style:text-properties fo:color="#0000c0" style:font-name="Tahoma" fo:font-size="10pt" fo:font-style="italic" fo:font-weight="bold" officeooo:rsid="00403f51" style:font-size-asian="10pt" style:font-style-asian="italic" style:font-weight-asian="bold"/>
    </style:style>
    <style:style style:name="T37" style:family="text">
      <style:text-properties fo:color="#3f7f5f" style:font-name="Tahoma" fo:font-size="10pt" style:font-size-asian="10pt"/>
    </style:style>
    <style:style style:name="T38" style:family="text">
      <style:text-properties fo:color="#3f7f5f" style:font-name="Tahoma" fo:font-size="10pt" officeooo:rsid="00309b82" style:font-size-asian="10pt"/>
    </style:style>
    <style:style style:name="T39" style:family="text">
      <style:text-properties fo:color="#2a00ff" style:font-name="Tahoma" fo:font-size="10pt" style:font-size-asian="10pt"/>
    </style:style>
    <style:style style:name="T40" style:family="text">
      <style:text-properties fo:color="#3f5fbf" style:font-name="Tahoma" fo:font-size="10pt" style:font-size-asian="10pt"/>
    </style:style>
    <style:style style:name="T41" style:family="text">
      <style:text-properties fo:color="#7f9fbf" style:font-name="Tahoma" fo:font-size="10pt" fo:font-weight="bold" style:font-size-asian="10pt" style:font-weight-asian="bold"/>
    </style:style>
    <style:style style:name="T42" style:family="text">
      <style:text-properties fo:color="#7f7f9f" style:font-name="Tahoma" fo:font-size="10pt" style:font-size-asian="10pt"/>
    </style:style>
    <style:style style:name="T43" style:family="text">
      <style:text-properties officeooo:rsid="00288718"/>
    </style:style>
    <style:style style:name="T44" style:family="text">
      <style:text-properties officeooo:rsid="002a090a"/>
    </style:style>
    <style:style style:name="T45" style:family="text">
      <style:text-properties officeooo:rsid="00309b82"/>
    </style:style>
    <style:style style:name="T46" style:family="text">
      <style:text-properties officeooo:rsid="00368f63"/>
    </style:style>
    <style:style style:name="T47" style:family="text">
      <style:text-properties officeooo:rsid="00397a45"/>
    </style:style>
    <style:style style:name="T48" style:family="text">
      <style:text-properties officeooo:rsid="003ac77c"/>
    </style:style>
    <style:style style:name="T49" style:family="text">
      <style:text-properties officeooo:rsid="003dcb85"/>
    </style:style>
    <style:style style:name="T50" style:family="text">
      <style:text-properties officeooo:rsid="003f9c40"/>
    </style:style>
    <style:style style:name="T51" style:family="text">
      <style:text-properties officeooo:rsid="00403f5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Euler: Problem 401. Sum of squares of divisors.</text:p>
      <text:p text:style-name="P8">Hubert Kauker 2015-11-03</text:p>
      <text:p text:style-name="P1"/>
      <text:p text:style-name="P11">The divisors of 6 are 1, 2, 3, and 6.</text:p>
      <text:p text:style-name="P11">The sum of the squares of these numbers is 1+4+9+36 = 50.</text:p>
      <text:p text:style-name="P11"/>
      <text:p text:style-name="P11">Let <text:span text:style-name="T1">sigma2(n)</text:span> represent the sum of the squares of the divisors of n. Thus <text:span text:style-name="T1">sigma2(6)=50</text:span>.</text:p>
      <text:p text:style-name="P11"/>
      <text:p text:style-name="P13">Let <text:span text:style-name="T1">SIGMA2</text:span> represent the summatory function of <text:span text:style-name="T1">sigma2</text:span>, <text:span text:style-name="T47">that is </text:span></text:p>
      <text:p text:style-name="P14"><text:span text:style-name="T5">S</text:span><text:span text:style-name="T1">IGMA2(n)</text:span> =<draw:frame draw:style-name="fr1" draw:name="Objekt3" text:anchor-type="as-char" svg:y="-0.713cm" svg:width="2.528cm" svg:height="1.139cm" draw:z-index="6"><draw:object xlink:href="./Object 4" xlink:type="simple" xlink:show="embed" xlink:actuate="onLoad"/><draw:image xlink:href="./ObjectReplacements/Object 4" xlink:type="simple" xlink:show="embed" xlink:actuate="onLoad"/></draw:frame>.</text:p>
      <text:p text:style-name="P11">The first 6 values of <text:span text:style-name="T1">SIGMA2</text:span> are 1, 6, 16, 37, 63, and 113.</text:p>
      <text:p text:style-name="P11"/>
      <text:p text:style-name="P11">Find <text:span text:style-name="T1"><draw:frame draw:style-name="fr1" draw:name="Objekt5" text:anchor-type="as-char" svg:y="-0.437cm" svg:width="2.798cm" svg:height="0.545cm" draw:z-index="9"><draw:object xlink:href="./Object 5" xlink:type="simple" xlink:show="embed" xlink:actuate="onLoad"/><draw:image xlink:href="./ObjectReplacements/Object 5" xlink:type="simple" xlink:show="embed" xlink:actuate="onLoad"/></draw:frame></text:span> modulo <draw:frame draw:style-name="fr1" draw:name="Objekt6" text:anchor-type="as-char" svg:y="-0.437cm" svg:width="0.762cm" svg:height="0.529cm" draw:z-index="0"><draw:object xlink:href="./Object 6" xlink:type="simple" xlink:show="embed" xlink:actuate="onLoad"/><draw:image xlink:href="./ObjectReplacements/Object 6" xlink:type="simple" xlink:show="embed" xlink:actuate="onLoad"/><svg:desc>Formel</svg:desc></draw:frame>.</text:p>
      <text:p text:style-name="P43">https://projecteuler.net/problem=401</text:p>
      <text:p text:style-name="P1"/>
      <text:p text:style-name="P2"><text:span text:style-name="T9">We have </text:span><text:span text:style-name="T9"><draw:frame draw:style-name="fr1" draw:name="Objekt4" text:anchor-type="as-char" svg:y="-0.713cm" svg:width="4.32cm" svg:height="1.14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</text:span></text:p>
      <text:p text:style-name="P2"/>
      <text:p text:style-name="P1">A first brute-force attempt <text:span text:style-name="T22">(without taking the modulus)</text:span> might be the following Java function:</text:p>
      <text:p text:style-name="P1"/>
      <text:p text:style-name="P11"><text:span text:style-name="T11">public static long</text:span> SIGMA2(<text:span text:style-name="T11">long</text:span> n) {</text:p>
      <text:p text:style-name="P11"><text:tab/><text:span text:style-name="T11">long</text:span> sum = 0;</text:p>
      <text:p text:style-name="P11"><text:tab/><text:span text:style-name="T11">for</text:span>( <text:span text:style-name="T11">long</text:span> i=1; i &lt;= n; i++) {</text:p>
      <text:p text:style-name="P11"><text:tab/><text:tab/><text:span text:style-name="T11">for</text:span>( <text:span text:style-name="T11">long</text:span> d=1; d &lt;= i; d++) {</text:p>
      <text:p text:style-name="P11"><text:tab/><text:tab/><text:tab/><text:span text:style-name="T11">if</text:span>( i % d == 0 ) sum = sum + d*<text:span text:style-name="T10">d</text:span>;</text:p>
      <text:p text:style-name="P11"><text:tab/><text:tab/>}</text:p>
      <text:p text:style-name="P11"><text:tab/>}</text:p>
      <text:p text:style-name="P11"><text:tab/><text:span text:style-name="T12">return</text:span><text:span text:style-name="T10"> sum;</text:span></text:p>
      <text:p text:style-name="P11">}</text:p>
      <text:p text:style-name="P15"/>
      <text:p text:style-name="P4">This implementation has runtime complexity of <draw:frame draw:style-name="fr1" draw:name="Objekt1" text:anchor-type="as-char" svg:y="-0.437cm" svg:width="1.215cm" svg:height="0.545cm" draw:z-index="2"><draw:object xlink:href="./Object 1" xlink:type="simple" xlink:show="embed" xlink:actuate="onLoad"/><draw:image xlink:href="./ObjectReplacements/Object 1" xlink:type="simple" xlink:show="embed" xlink:actuate="onLoad"/><svg:desc>Formel</svg:desc></draw:frame>, which <text:span text:style-name="T18">is bad for computation.</text:span></text:p>
      <text:p text:style-name="P4"/>
      <text:p text:style-name="P5">It is easy to see why the program runs so long. <text:span text:style-name="T48">The divisors of </text:span><text:span text:style-name="T6">i </text:span><text:span text:style-name="T48">actually come in pairs </text:span></text:p>
      <text:p text:style-name="P5"/>
      <text:p text:style-name="P6"><draw:frame draw:style-name="fr1" draw:name="Objekt15" text:anchor-type="as-char" svg:y="-0.415cm" svg:width="10.021cm" svg:height="0.52cm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10">So instead of checking each <text:span text:style-name="T1">d=1, …, i</text:span> for <text:span text:style-name="T1">(d|i)</text:span> and adding just <draw:frame draw:style-name="fr1" draw:name="Objekt16" text:anchor-type="as-char" svg:y="-0.437cm" svg:width="0.57cm" svg:height="0.527cm" draw:z-index="11"><draw:object xlink:href="./Object 17" xlink:type="simple" xlink:show="embed" xlink:actuate="onLoad"/><draw:image xlink:href="./ObjectReplacements/Object 17" xlink:type="simple" xlink:show="embed" xlink:actuate="onLoad"/></draw:frame>when we find a divisor, and forgetting the complementary factor <text:span text:style-name="T1">i/d</text:span>, we can restrict ourselves to checking<draw:frame draw:style-name="fr1" draw:name="Objekt2" text:anchor-type="as-char" svg:y="-0.415cm" svg:width="2.335cm" svg:height="0.519cm" draw:z-index="12"><draw:object xlink:href="./Object 3" xlink:type="simple" xlink:show="embed" xlink:actuate="onLoad"/><draw:image xlink:href="./ObjectReplacements/Object 3" xlink:type="simple" xlink:show="embed" xlink:actuate="onLoad"/><svg:desc>Formel</svg:desc></draw:frame>only, and then adding <draw:frame draw:style-name="fr1" draw:name="Objekt17" text:anchor-type="as-char" svg:y="-0.437cm" svg:width="1.829cm" svg:height="0.543cm" draw:z-index="13"><draw:object xlink:href="./Object 18" xlink:type="simple" xlink:show="embed" xlink:actuate="onLoad"/><draw:image xlink:href="./ObjectReplacements/Object 18" xlink:type="simple" xlink:show="embed" xlink:actuate="onLoad"/></draw:frame>at the same time, which makes efficient use of the complementary factor, too. <text:span text:style-name="T14">However, when </text:span><text:span text:style-name="T7">i=d*d</text:span><text:span text:style-name="T14"> happens to be an exact square, </text:span>we must only add<text:span text:style-name="T14"> </text:span><text:span text:style-name="T7">d*d</text:span><text:span text:style-name="T14"> <text:s/></text:span>because divisor and complementary divisor are the same.</text:p>
      <text:p text:style-name="P9"/>
      <text:p text:style-name="P45">So our modified algorithm might look like this.</text:p>
      <text:p text:style-name="P3"/>
      <text:p text:style-name="P12"><text:span text:style-name="T11">public static long</text:span> SIGMA2(<text:span text:style-name="T11">long</text:span> n) {</text:p>
      <text:p text:style-name="P12"><text:tab/><text:span text:style-name="T11">long</text:span> sum = 0;</text:p>
      <text:p text:style-name="P12"><text:tab/><text:span text:style-name="T11">for</text:span>( <text:span text:style-name="T11">long</text:span> i=1; i &lt;= n; i++) {</text:p>
      <text:p text:style-name="P12"><text:tab/><text:tab/><text:span text:style-name="T13">long</text:span><text:span text:style-name="T14"> sqrt = (</text:span><text:span text:style-name="T13">long</text:span><text:span text:style-name="T14">) Math.floor( Math.sqrt( i ) );</text:span></text:p>
      <text:p text:style-name="P12"><text:tab/><text:tab/><text:span text:style-name="T11">for</text:span>( <text:span text:style-name="T11">long</text:span> d=1; d &lt;<text:span text:style-name="T49">=</text:span> <text:span text:style-name="T14">sqrt</text:span>; d++) {</text:p>
      <text:p text:style-name="P12"><text:tab/><text:tab/><text:tab/><text:span text:style-name="T11">if</text:span>( i % d == 0 ) sum = sum + d*<text:span text:style-name="T10">d + (i/d)*(i/d);</text:span></text:p>
      <text:p text:style-name="P12"><text:tab/><text:tab/>}</text:p>
      <text:p text:style-name="P12"><text:tab/><text:tab/><text:span text:style-name="T49">if( sqrt*sqrt == i ) sum = sum – i;</text:span></text:p>
      <text:p text:style-name="P12"><text:tab/>}</text:p>
      <text:p text:style-name="P12"><text:tab/><text:span text:style-name="T12">return</text:span><text:span text:style-name="T10"> sum;</text:span></text:p>
      <text:p text:style-name="P12">}</text:p>
      <text:p text:style-name="P16"/>
      <text:p text:style-name="P18">This improves our runtime complexity slightly to <draw:frame draw:style-name="fr1" draw:name="Objekt8" text:anchor-type="as-char" svg:y="-0.415cm" svg:width="1.843cm" svg:height="0.52cm" draw:z-index="3"><draw:object xlink:href="./Object 8" xlink:type="simple" xlink:show="embed" xlink:actuate="onLoad"/><draw:image xlink:href="./ObjectReplacements/Object 8" xlink:type="simple" xlink:show="embed" xlink:actuate="onLoad"/><svg:desc>Formel</svg:desc></draw:frame>, <text:span text:style-name="T46">not good enough.</text:span></text:p>
      <text:p text:style-name="P18"/>
      <text:p text:style-name="P17">Let us <text:span text:style-name="T18">now</text:span> go back to mathematical notation and leave programming for a while.</text:p>
      <text:p text:style-name="P17"/>
      <text:p text:style-name="P19"><draw:frame draw:style-name="fr1" draw:name="Objekt9" text:anchor-type="as-char" svg:y="-2.896cm" svg:width="7.442cm" svg:height="5.925cm" draw:z-index="4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7"/>
      <text:p text:style-name="P22"><text:span text:style-name="T15">Here we are using an obvious </text:span><text:span text:style-name="T2">isSquare</text:span><text:span text:style-name="T15"> function and </text:span><text:span text:style-name="T2">(d|i)</text:span><text:span text:style-name="T15"> as an arithmetic operator, too.</text:span></text:p>
      <text:p text:style-name="P33">Now we have the following equivalences for the indices.</text:p>
      <text:p text:style-name="P30"/>
      <text:p text:style-name="P31"><draw:frame draw:style-name="fr1" draw:name="Objekt11" text:anchor-type="as-char" svg:y="-1.439cm" svg:width="4.882cm" svg:height="2.702cm" draw:z-index="17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31"/>
      <text:p text:style-name="P24"><text:span text:style-name="T43">This shows that t</text:span>he double sum in the last line <text:span text:style-name="T17">can have its order </text:span>of summation <text:span text:style-name="T19">inverted. </text:span><text:s/></text:p>
      <text:p text:style-name="P24"><text:span text:style-name="T19">We also rename summation index </text:span><text:span text:style-name="T3">k</text:span><text:span text:style-name="T16"> by </text:span><text:span text:style-name="T3">d </text:span><text:span text:style-name="T21">in the second sum.</text:span></text:p>
      <text:p text:style-name="P21"/>
      <text:p text:style-name="P32"><text:span text:style-name="T21">S</text:span><text:span text:style-name="T20">o we get a new double sum whose outer index runs from 1 to</text:span><text:span text:style-name="T20"><draw:frame draw:style-name="fr1" draw:name="Objekt13" text:anchor-type="as-char" svg:y="-0.415cm" svg:width="0.677cm" svg:height="0.504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.</text:span></text:p>
      <text:p text:style-name="P23"/>
      <text:p text:style-name="P25"><draw:frame draw:style-name="fr1" draw:name="Objekt10" text:anchor-type="as-char" svg:y="-0.741cm" svg:width="12.294cm" svg:height="1.205cm" draw:z-index="5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20"/>
      <text:p text:style-name="P28"><text:span text:style-name="T17">In the inner sum for </text:span><text:span text:style-name="T17"><draw:frame draw:style-name="fr1" draw:name="Objekt26" text:anchor-type="as-char" svg:y="-0.437cm" svg:width="1.759cm" svg:height="0.529cm" draw:z-index="7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write </text:span><text:span text:style-name="T17"><draw:frame draw:style-name="fr1" draw:name="Objekt28" text:anchor-type="as-char" svg:y="-0.377cm" svg:width="7.627cm" svg:height="0.482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.</text:span></text:p>
      <text:p text:style-name="P26"/>
      <text:p text:style-name="P26"><text:soft-page-break/><draw:frame draw:style-name="fr1" draw:name="Objekt14" text:anchor-type="as-char" svg:y="-5.288cm" svg:width="12.462cm" svg:height="10.709cm" draw:z-index="16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28"/>
      <text:p text:style-name="P42">Remark: The innermost sum for <text:span text:style-name="T1">r=0, …, (d-1)</text:span> is not quite exact, when <text:span text:style-name="T1">q</text:span> is at <draw:frame draw:style-name="fr1" draw:name="Objekt18" text:anchor-type="as-char" svg:y="-0.377cm" svg:width="1.138cm" svg:height="0.482cm" draw:z-index="19"><draw:object xlink:href="./Object 19" xlink:type="simple" xlink:show="embed" xlink:actuate="onLoad"/><draw:image xlink:href="./ObjectReplacements/Object 19" xlink:type="simple" xlink:show="embed" xlink:actuate="onLoad"/></draw:frame>, because the <text:s text:c="2"/><text:span text:style-name="T50">value</text:span><draw:frame draw:style-name="fr1" draw:name="Objekt19" text:anchor-type="as-char" svg:y="-0.377cm" svg:width="3.036cm" svg:height="0.483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50">may </text:span>exceed n sometimes, <text:span text:style-name="T50">which only adds </text:span><text:span text:style-name="T8">zero</text:span><text:span text:style-name="T50"> terms, however, to the sum. So the chain of equalities is not broken.</text:span></text:p>
      <text:p text:style-name="P27"/>
      <text:p text:style-name="P37">In the last line <text:span text:style-name="T44">we are making use of </text:span>the following function <text:span text:style-name="T46">using a well known mathematical identity:</text:span></text:p>
      <text:p text:style-name="P29"><draw:frame draw:style-name="fr1" draw:name="Objekt7" text:anchor-type="as-char" svg:y="-0.713cm" svg:width="6.443cm" svg:height="1.139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8"/>
      <text:p text:style-name="P41">Now we have improved our runtime complexity to <draw:frame draw:style-name="fr1" draw:name="Objekt12" text:anchor-type="as-char" svg:y="-0.415cm" svg:width="1.341cm" svg:height="0.52cm" draw:z-index="15"><draw:object xlink:href="./Object 13" xlink:type="simple" xlink:show="embed" xlink:actuate="onLoad"/><draw:image xlink:href="./ObjectReplacements/Object 13" xlink:type="simple" xlink:show="embed" xlink:actuate="onLoad"/></draw:frame>, <text:span text:style-name="T46">which is much better</text:span>. </text:p>
      <text:p text:style-name="P44">Here is a Java implementation using <text:span text:style-name="T1">BigInteger</text:span>. <text:span text:style-name="T45">It takes about 10 seconds to run for </text:span><text:span text:style-name="T4">n=10**15</text:span><text:span text:style-name="T45">.</text:span></text:p>
      <text:p text:style-name="P38"/>
      <text:p text:style-name="P34"><text:span text:style-name="T30">public</text:span><text:span text:style-name="T23"> </text:span><text:span text:style-name="T30">class</text:span><text:span text:style-name="T23"> P401Big {</text:span></text:p>
      <text:p text:style-name="P36"/>
      <text:p text:style-name="P34"><text:span text:style-name="T23"><text:tab/></text:span><text:span text:style-name="T30">public</text:span><text:span text:style-name="T23"> </text:span><text:span text:style-name="T30">static</text:span><text:span text:style-name="T23"> </text:span><text:span text:style-name="T30">void</text:span><text:span text:style-name="T23"> main(String[] </text:span><text:span text:style-name="T32">args</text:span><text:span text:style-name="T23">) {</text:span></text:p>
      <text:p text:style-name="P34"><text:span text:style-name="T23"><text:tab/><text:tab/></text:span><text:span text:style-name="T25">SIGMA2</text:span><text:span text:style-name="T23">(1); <text:tab/></text:span><text:span text:style-name="T37">// 1</text:span></text:p>
      <text:p text:style-name="P34"><text:span text:style-name="T23"><text:tab/><text:tab/></text:span><text:span text:style-name="T25">SIGMA2</text:span><text:span text:style-name="T23">(2); <text:tab/></text:span><text:span text:style-name="T37">// 6</text:span></text:p>
      <text:p text:style-name="P34"><text:span text:style-name="T23"><text:tab/><text:tab/></text:span><text:span text:style-name="T25">SIGMA2</text:span><text:span text:style-name="T23">(3); <text:tab/></text:span><text:span text:style-name="T37">// 16</text:span></text:p>
      <text:p text:style-name="P34"><text:span text:style-name="T23"><text:tab/><text:tab/></text:span><text:span text:style-name="T25">SIGMA2</text:span><text:span text:style-name="T23">(4); <text:tab/></text:span><text:span text:style-name="T37">// 37</text:span></text:p>
      <text:p text:style-name="P34"><text:span text:style-name="T23"><text:tab/><text:tab/></text:span><text:span text:style-name="T25">SIGMA2</text:span><text:span text:style-name="T23">(5); <text:tab/></text:span><text:span text:style-name="T37">// 63</text:span></text:p>
      <text:p text:style-name="P34"><text:span text:style-name="T23"><text:tab/><text:tab/></text:span><text:span text:style-name="T25">SIGMA2</text:span><text:span text:style-name="T23">(6); <text:tab/></text:span><text:span text:style-name="T37">// 113</text:span></text:p>
      <text:p text:style-name="P35"><text:span text:style-name="T23"><text:tab/><text:tab/></text:span><text:span text:style-name="T25">SIGMA2</text:span><text:span text:style-name="T23">(1_000_000_000_000_000L); </text:span></text:p>
      <text:p text:style-name="P35"><text:span text:style-name="T23"><text:tab/><text:tab/><text:tab/><text:tab/></text:span><text:span text:style-name="T37">// 400685634386532129948866931891753981281632621</text:span></text:p>
      <text:p text:style-name="P39"><text:tab/>}</text:p>
      <text:p text:style-name="P36"/>
      <text:p text:style-name="P34"><text:span text:style-name="T23"><text:tab/></text:span><text:span text:style-name="T30">private</text:span><text:span text:style-name="T23"> </text:span><text:span text:style-name="T30">static</text:span><text:span text:style-name="T23"> </text:span><text:span text:style-name="T30">void</text:span><text:span text:style-name="T23"> SIGMA2(</text:span><text:span text:style-name="T30">long</text:span><text:span text:style-name="T23"> </text:span><text:span text:style-name="T32">N</text:span><text:span text:style-name="T23">) {</text:span></text:p>
      <text:p text:style-name="P34"><text:span text:style-name="T23"><text:tab/><text:tab/>System.</text:span><text:span text:style-name="T35">out</text:span><text:span text:style-name="T23">.println(</text:span><text:span text:style-name="T39">""</text:span><text:span text:style-name="T23">);</text:span></text:p>
      <text:p text:style-name="P34"><text:span text:style-name="T23"><text:tab/><text:tab/>System.</text:span><text:span text:style-name="T35">out</text:span><text:span text:style-name="T23">.println(</text:span><text:span text:style-name="T30">new</text:span><text:span text:style-name="T23"> Date());</text:span></text:p>
      <text:p text:style-name="P34"><text:span text:style-name="T23"><text:tab/><text:tab/>System.</text:span><text:span text:style-name="T35">out</text:span><text:span text:style-name="T23">.print(</text:span><text:span text:style-name="T39">"SIGMA2("</text:span><text:span text:style-name="T23"> + </text:span><text:span text:style-name="T32">N</text:span><text:span text:style-name="T23"> + </text:span><text:span text:style-name="T39">")="</text:span><text:span text:style-name="T23">);</text:span></text:p>
      <text:p text:style-name="P36"/>
      <text:p text:style-name="P34"><text:span text:style-name="T23"><text:tab/><text:tab/>BigInteger </text:span><text:span text:style-name="T32">sum</text:span><text:span text:style-name="T23"> = BigInteger.</text:span><text:span text:style-name="T35">ZERO</text:span><text:span text:style-name="T23">;</text:span></text:p>
      <text:p text:style-name="P34"><text:span text:style-name="T23"><text:tab/><text:tab/></text:span><text:span text:style-name="T30">long</text:span><text:span text:style-name="T23"> </text:span><text:span text:style-name="T32">sqrtN</text:span><text:span text:style-name="T23"> = (</text:span><text:span text:style-name="T30">long</text:span><text:span text:style-name="T23">) Math.</text:span><text:span text:style-name="T25">floor</text:span><text:span text:style-name="T23">(Math.</text:span><text:span text:style-name="T25">sqrt</text:span><text:span text:style-name="T23">(</text:span><text:span text:style-name="T32">N</text:span><text:span text:style-name="T23">));</text:span></text:p>
      <text:p text:style-name="P36"/>
      <text:p text:style-name="P34"><text:span text:style-name="T23"><text:tab/><text:tab/></text:span><text:span text:style-name="T30">for</text:span><text:span text:style-name="T23"> (</text:span><text:span text:style-name="T30">long</text:span><text:span text:style-name="T23"> </text:span><text:span text:style-name="T32">d</text:span><text:span text:style-name="T23"> = 1; </text:span><text:span text:style-name="T32">d</text:span><text:span text:style-name="T23"> &lt;= </text:span><text:span text:style-name="T32">sqrtN</text:span><text:span text:style-name="T23">; </text:span><text:span text:style-name="T32">d</text:span><text:span text:style-name="T23">++) {</text:span></text:p>
      <text:p text:style-name="P34"><text:span text:style-name="T23"><text:tab/><text:tab/><text:tab/></text:span><text:span text:style-name="T30">long</text:span><text:span text:style-name="T23"> </text:span><text:span text:style-name="T32">q</text:span><text:span text:style-name="T23"> = </text:span><text:span text:style-name="T32">N</text:span><text:span text:style-name="T23"> / </text:span><text:span text:style-name="T32">d</text:span><text:span text:style-name="T23">;</text:span></text:p>
      <text:p text:style-name="P34"><text:span text:style-name="T23"><text:tab/><text:tab/><text:tab/>BigInteger </text:span><text:span text:style-name="T32">bigD</text:span><text:span text:style-name="T23"> = BigInteger.</text:span><text:span text:style-name="T25">valueOf</text:span><text:span text:style-name="T23">(</text:span><text:span text:style-name="T32">d</text:span><text:span text:style-name="T23">);</text:span></text:p>
      <text:p text:style-name="P34"><text:span text:style-name="T23"><text:tab/><text:tab/><text:tab/>BigInteger </text:span><text:span text:style-name="T32">bigD</text:span><text:span text:style-name="T33">D</text:span><text:span text:style-name="T23"> = </text:span><text:span text:style-name="T32">bigD</text:span><text:span text:style-name="T23">.multiply(</text:span><text:span text:style-name="T32">bigD</text:span><text:span text:style-name="T23">);</text:span></text:p>
      <text:p text:style-name="P36"/>
      <text:p text:style-name="P34"><text:span text:style-name="T23"><text:tab/><text:tab/><text:tab/></text:span><text:span text:style-name="T32">sum</text:span><text:span text:style-name="T23"> = </text:span><text:span text:style-name="T32">sum</text:span><text:span text:style-name="T23">.add(</text:span><text:span text:style-name="T32">bigD</text:span><text:span text:style-name="T33">D</text:span><text:span text:style-name="T23">.multiply(BigInteger.</text:span><text:span text:style-name="T25">valueOf</text:span><text:span text:style-name="T23">(</text:span><text:span text:style-name="T32">q</text:span><text:span text:style-name="T23"> - </text:span><text:span text:style-name="T32">d</text:span><text:span text:style-name="T23">)))</text:span></text:p>
      <text:p text:style-name="P34"><text:span text:style-name="T23"><text:tab/><text:tab/><text:tab/><text:tab/><text:tab/>.add(</text:span><text:span text:style-name="T25">sumsq</text:span><text:span text:style-name="T23">(</text:span><text:span text:style-name="T32">q</text:span><text:span text:style-name="T23">)).subtract(</text:span><text:span text:style-name="T25">sumsq</text:span><text:span text:style-name="T23">(</text:span><text:span text:style-name="T32">d</text:span><text:span text:style-name="T23">-1));</text:span></text:p>
      <text:p text:style-name="P39"><text:tab/><text:tab/>}</text:p>
      <text:p text:style-name="P34"><text:span text:style-name="T23"><text:tab/><text:tab/>System.</text:span><text:span text:style-name="T35">out</text:span><text:span text:style-name="T23">.println(</text:span><text:span text:style-name="T32">sum</text:span><text:span text:style-name="T23">);</text:span></text:p>
      <text:p text:style-name="P34"><text:span text:style-name="T23"><text:tab/><text:tab/>System.</text:span><text:span text:style-name="T35">out</text:span><text:span text:style-name="T23">.println(</text:span><text:span text:style-name="T30">new</text:span><text:span text:style-name="T23"> Date());</text:span></text:p>
      <text:p text:style-name="P34"><text:span text:style-name="T23"><text:tab/><text:tab/></text:span><text:span text:style-name="T30">return</text:span><text:span text:style-name="T23">;</text:span></text:p>
      <text:p text:style-name="P39"><text:tab/>}</text:p>
      <text:p text:style-name="P36"/>
      <text:p text:style-name="P34"><text:span text:style-name="T23"><text:tab/></text:span><text:span text:style-name="T40">/**</text:span></text:p>
      <text:p text:style-name="P49"><text:tab/> * Computes <text:span text:style-name="T51">1*1 + 2*2 + 3*3 + … + n*n .</text:span></text:p>
      <text:p text:style-name="P40"><text:tab/> * </text:p>
      <text:p text:style-name="P34"><text:span text:style-name="T40"><text:tab/> * </text:span><text:span text:style-name="T41">@param</text:span><text:span text:style-name="T40"> n Any non</text:span><text:span text:style-name="T42">-</text:span><text:span text:style-name="T40">negative integer.</text:span></text:p>
      <text:p text:style-name="P34"><text:span text:style-name="T40"><text:tab/> * </text:span><text:span text:style-name="T41">@return</text:span><text:span text:style-name="T40"> The value of n*(n+1)*(2*n+1)/6 .</text:span></text:p>
      <text:p text:style-name="P40"><text:tab/> */</text:p>
      <text:p text:style-name="P34"><text:span text:style-name="T23"><text:tab/></text:span><text:span text:style-name="T30">static</text:span><text:span text:style-name="T23"> BigInteger sumsq(</text:span><text:span text:style-name="T30">long</text:span><text:span text:style-name="T23"> </text:span><text:span text:style-name="T32">n</text:span><text:span text:style-name="T23">) {</text:span></text:p>
      <text:p text:style-name="P47"><text:span text:style-name="T23"><text:tab/><text:tab/></text:span><text:span text:style-name="T31">final</text:span><text:span text:style-name="T24"> BigInteger </text:span><text:span text:style-name="T36">BIG6</text:span><text:span text:style-name="T29"> = BigInteger.</text:span><text:span text:style-name="T28">valueOf</text:span><text:span text:style-name="T29">(6);</text:span></text:p>
      <text:p text:style-name="P34"><text:span text:style-name="T23"><text:tab/><text:tab/></text:span><text:span text:style-name="T30">long</text:span><text:span text:style-name="T23"> </text:span><text:span text:style-name="T32">n1</text:span><text:span text:style-name="T23"> = </text:span><text:span text:style-name="T32">n</text:span><text:span text:style-name="T23"> + 1, </text:span><text:span text:style-name="T32">n2</text:span><text:span text:style-name="T23"> = </text:span><text:span text:style-name="T32">n</text:span><text:span text:style-name="T23"> + </text:span><text:span text:style-name="T32">n1</text:span><text:span text:style-name="T23">;</text:span></text:p>
      <text:p text:style-name="P34"><text:span text:style-name="T23"><text:tab/><text:tab/></text:span><text:span text:style-name="T30">return</text:span><text:span text:style-name="T23"> BigInteger.</text:span><text:span text:style-name="T25">valueOf</text:span><text:span text:style-name="T23">(</text:span><text:span text:style-name="T32">n</text:span><text:span text:style-name="T23">).multiply(BigInteger.</text:span><text:span text:style-name="T25">valueOf</text:span><text:span text:style-name="T23">(</text:span><text:span text:style-name="T32">n1</text:span><text:span text:style-name="T23">))</text:span></text:p>
      <text:p text:style-name="P47"><text:span text:style-name="T23"><text:tab/><text:tab/><text:tab/><text:tab/>.multiply(BigInteger.</text:span><text:span text:style-name="T25">valueOf</text:span><text:span text:style-name="T23">(</text:span><text:span text:style-name="T32">n2</text:span><text:span text:style-name="T23">)).</text:span><text:span text:style-name="T24">divide(</text:span><text:span text:style-name="T36">BIG6</text:span><text:span text:style-name="T24">);</text:span></text:p>
      <text:p text:style-name="P39"><text:tab/>}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2:55:33.807000000</meta:creation-date>
    <dc:date>2015-11-10T10:55:15.826000000</dc:date>
    <meta:editing-duration>PT3H59M2S</meta:editing-duration>
    <meta:editing-cycles>42</meta:editing-cycles>
    <meta:generator>LibreOffice/4.4.5.2$Windows_x86 LibreOffice_project/a22f674fd25a3b6f45bdebf25400ed2adff0ff99</meta:generator>
    <meta:print-date>2015-11-04T17:43:11.859000000</meta:print-date>
    <meta:document-statistic meta:table-count="0" meta:image-count="0" meta:object-count="21" meta:page-count="4" meta:paragraph-count="95" meta:word-count="640" meta:character-count="3751" meta:non-whitespace-character-count="3074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
</annotation>
  </semantics>
</math>
</file>

<file path=Object 10/content.xml><?xml version="1.0" encoding="utf-8"?>
<math xmlns="http://www.w3.org/1998/Math/MathML" display="block">
  <semantics>
    <mrow>
      <mi>S</mi>
      <mn>1</mn>
      <mrow>
        <mspace width="2em"/>
        <mo stretchy="false">=</mo>
        <mspace width="2em"/>
      </mrow>
      <mrow>
        <mrow>
          <munderover>
            <mo stretchy="false">∑</mo>
            <mrow>
              <mi>d</mi>
              <mo stretchy="false">=</mo>
              <mn>1</mn>
            </mrow>
            <mrow>
              <mo fence="true" stretchy="false">⌊</mo>
              <mrow>
                <msqrt>
                  <mi>n</mi>
                </msqrt>
              </mrow>
              <mo fence="true" stretchy="false">⌋</mo>
            </mrow>
          </munderover>
          <mrow>
            <munderover>
              <mo stretchy="false">∑</mo>
              <mrow>
                <mi>i</mi>
                <mo stretchy="false">=</mo>
                <msup>
                  <mi>d</mi>
                  <mn>2</mn>
                </msup>
              </mrow>
              <mi>n</mi>
            </munderover>
            <mrow>
              <mrow>
                <mo fence="true" stretchy="false">(</mo>
                <mrow>
                  <mrow>
                    <msup>
                      <mi>d</mi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i</mi>
                            <mo stretchy="false">/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d</mi>
                    <mo stretchy="false">∣</mo>
                    <mi>i</mi>
                  </mrow>
                </mrow>
                <mo fence="true" stretchy="false">)</mo>
              </mrow>
            </mrow>
          </mrow>
        </mrow>
        <mo stretchy="false">−</mo>
        <mrow>
          <munderover>
            <mo stretchy="false">∑</mo>
            <mrow>
              <mi>d</mi>
              <mo stretchy="false">=</mo>
              <mn>1</mn>
            </mrow>
            <mrow>
              <mo fence="true" stretchy="false">⌊</mo>
              <mrow>
                <msqrt>
                  <mi>n</mi>
                </msqrt>
              </mrow>
              <mo fence="true" stretchy="false">⌋</mo>
            </mrow>
          </munderover>
          <msup>
            <mi>d</mi>
            <mn>2</mn>
          </msup>
        </mrow>
      </mrow>
      <mrow>
        <mspace width="2em"/>
        <mo stretchy="false">=</mo>
        <mspace width="2em"/>
      </mrow>
      <mrow>
        <munderover>
          <mo stretchy="false">∑</mo>
          <mrow>
            <mi>d</mi>
            <mo stretchy="false">=</mo>
            <mn>1</mn>
          </mrow>
          <mrow>
            <mo fence="true" stretchy="false">⌊</mo>
            <mrow>
              <msqrt>
                <mi>n</mi>
              </msqrt>
            </mrow>
            <mo fence="true" stretchy="false">⌋</mo>
          </mrow>
        </munderover>
        <mrow>
          <mo fence="true" stretchy="false">[</mo>
          <mrow>
            <mrow>
              <mrow>
                <munderover>
                  <mo stretchy="false">∑</mo>
                  <mrow>
                    <mi>i</mi>
                    <mo stretchy="false">=</mo>
                    <msup>
                      <mi>d</mi>
                      <mn>2</mn>
                    </msup>
                  </mrow>
                  <mi>n</mi>
                </munderover>
                <mrow>
                  <mrow>
                    <mo fence="true" stretchy="false">(</mo>
                    <mrow>
                      <mrow>
                        <msup>
                          <mi>d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i>i</mi>
                                <mo stretchy="false">/</mo>
                                <mi>d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d</mi>
                        <mo stretchy="false">∣</mo>
                        <mi>i</mi>
                      </mrow>
                    </mrow>
                    <mo fence="true" stretchy="false">)</mo>
                  </mrow>
                </mrow>
              </mrow>
              <mo stretchy="false">−</mo>
              <msup>
                <mi>d</mi>
                <mn>2</mn>
              </msup>
            </mrow>
          </mrow>
          <mo fence="true" stretchy="false">]</mo>
        </mrow>
      </mrow>
    </mrow>
    <annotation encoding="StarMath 5.0">S1 ~=~ sum from { { d = 1 } } to { lfloor sqrt{n} rfloor } { sum from { { i=d^2} } to { n  }{(d^2 +(i/d)^2)(d divides i)} } - sum from { { d = 1 } } to { lfloor sqrt n rfloor } { d^2 }
~=~
sum from { { d = 1 } } to { lfloor sqrt{n} rfloor } [{ sum from { { i=d^2} } to { n  }{(d^2 +(i/d)^2)(d divides i)} } - { d^2 } ]






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n>1</mn>
              <mo stretchy="false">⩽</mo>
              <mi>i</mi>
              <mo stretchy="false">⩽</mo>
              <mi>n</mi>
            </mrow>
            <mrow>
              <mspace width="2em"/>
              <mo stretchy="false">∧</mo>
              <mspace width="2em"/>
            </mrow>
            <mrow>
              <mn>1</mn>
              <mo stretchy="false">⩽</mo>
              <mi>d</mi>
              <mo stretchy="false">⩽</mo>
              <msqrt>
                <mi>i</mi>
              </msqrt>
            </mrow>
          </mrow>
        </mtd>
      </mtr>
      <mtr>
        <mtd columnalign="left">
          <mrow>
            <mspace width="2em"/>
            <mo stretchy="false">⇔</mo>
            <mspace width="2em"/>
            <mrow>
              <mrow>
                <mn>1</mn>
                <mo stretchy="false">⩽</mo>
                <mi>i</mi>
                <mo stretchy="false">⩽</mo>
                <mi>n</mi>
              </mrow>
              <mrow>
                <mspace width="2em"/>
                <mo stretchy="false">∧</mo>
                <mspace width="2em"/>
              </mrow>
              <mrow>
                <mn>1</mn>
                <mo stretchy="false">⩽</mo>
                <msup>
                  <mi>d</mi>
                  <mn>2</mn>
                </msup>
                <mo stretchy="false">⩽</mo>
                <mi>i</mi>
              </mrow>
            </mrow>
          </mrow>
        </mtd>
      </mtr>
      <mtr>
        <mtd columnalign="left">
          <mrow>
            <mspace width="2em"/>
            <mo stretchy="false">⇔</mo>
            <mspace width="2em"/>
            <mrow>
              <mn>1</mn>
              <mo stretchy="false">⩽</mo>
              <msup>
                <mi>d</mi>
                <mn>2</mn>
              </msup>
              <mo stretchy="false">⩽</mo>
              <mi>i</mi>
              <mo stretchy="false">⩽</mo>
              <mi>n</mi>
            </mrow>
          </mrow>
        </mtd>
      </mtr>
      <mtr>
        <mtd columnalign="left">
          <mrow>
            <mspace width="2em"/>
            <mo stretchy="false">⇔</mo>
            <mspace width="2em"/>
            <mrow>
              <mrow>
                <mn>1</mn>
                <mo stretchy="false">⩽</mo>
                <msup>
                  <mi>d</mi>
                  <mn>2</mn>
                </msup>
                <mo stretchy="false">⩽</mo>
                <mi>n</mi>
              </mrow>
              <mrow>
                <mspace width="2em"/>
                <mo stretchy="false">∧</mo>
                <mspace width="2em"/>
              </mrow>
              <mrow>
                <msup>
                  <mi>d</mi>
                  <mn>2</mn>
                </msup>
                <mo stretchy="false">⩽</mo>
                <mi>i</mi>
                <mo stretchy="false">⩽</mo>
                <mi>n</mi>
              </mrow>
            </mrow>
          </mrow>
        </mtd>
      </mtr>
      <mtr>
        <mtd columnalign="left">
          <mrow>
            <mspace width="2em"/>
            <mo stretchy="false">⇔</mo>
            <mspace width="2em"/>
            <mrow>
              <mrow>
                <mn>1</mn>
                <mo stretchy="false">⩽</mo>
                <mi>d</mi>
                <mo stretchy="false">⩽</mo>
                <msqrt>
                  <mi>n</mi>
                </msqrt>
              </mrow>
              <mrow>
                <mspace width="2em"/>
                <mo stretchy="false">∧</mo>
                <mspace width="2em"/>
              </mrow>
              <mrow>
                <msup>
                  <mi>d</mi>
                  <mn>2</mn>
                </msup>
                <mo stretchy="false">⩽</mo>
                <mi>i</mi>
                <mo stretchy="false">⩽</mo>
                <mi>n</mi>
              </mrow>
            </mrow>
          </mrow>
        </mtd>
      </mtr>
    </mtable>
    <annotation encoding="StarMath 5.0">stack{
alignl 
{1 leslant i  leslant n ~and~ 1 leslant d leslant sqrt i} 
# alignl ~dlrarrow~ {1 leslant i  leslant n ~and~ 1 leslant d^2 leslant i}
# alignl ~dlrarrow~ {1 leslant d^2 leslant i  leslant n }
# alignl ~dlrarrow~ {1 leslant d^2 leslant n ~and~ d^2 leslant i leslant n}
# alignl ~dlrarrow~ 
{1 leslant d leslant sqrt n ~and~ d^2 leslant i leslant n}
}

</annotation>
  </semantics>
</math>
</file>

<file path=Object 12/content.xml><?xml version="1.0" encoding="utf-8"?>
<math xmlns="http://www.w3.org/1998/Math/MathML" display="block">
  <semantics>
    <mrow>
      <mrow>
        <mi>i</mi>
        <mo stretchy="false">=</mo>
        <mrow>
          <mrow>
            <mi>d</mi>
            <mo stretchy="false">∗</mo>
            <mi>q</mi>
          </mrow>
          <mo stretchy="false">+</mo>
          <mi>r</mi>
        </mrow>
      </mrow>
      <mspace width="2em"/>
      <mi mathvariant="italic">where</mi>
      <mspace width="2em"/>
      <mrow>
        <mi>d</mi>
        <mo stretchy="false">≤</mo>
        <mi>q</mi>
        <mo stretchy="false">≤</mo>
        <mrow>
          <mo fence="true" stretchy="false">⌊</mo>
          <mrow>
            <mrow>
              <mi>n</mi>
              <mo stretchy="false">/</mo>
              <mi>d</mi>
            </mrow>
          </mrow>
          <mo fence="true" stretchy="false">⌋</mo>
        </mrow>
      </mrow>
      <mrow>
        <mspace width="2em"/>
        <mo stretchy="false">∧</mo>
        <mspace width="2em"/>
      </mrow>
      <mrow>
        <mn>0</mn>
        <mo stretchy="false">≤</mo>
        <mi>r</mi>
        <mo stretchy="false">&lt;</mo>
        <mi>d</mi>
      </mrow>
    </mrow>
    <annotation encoding="StarMath 5.0">i=d*q+r ~where~ d&lt;=q&lt;=lfloor n/d rfloor ~and~ 0&lt;=r&lt;d
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qrt>
            <mi>n</mi>
          </msqrt>
        </mrow>
        <mo fence="true" stretchy="false">)</mo>
      </mrow>
    </mrow>
    <annotation encoding="StarMath 5.0">O( sqrt n )</annotation>
  </semantics>
</math>
</file>

<file path=Object 14/content.xml><?xml version="1.0" encoding="utf-8"?>
<math xmlns="http://www.w3.org/1998/Math/MathML" display="block">
  <semantics>
    <mtable>
      <mtr>
        <mtd>
          <mrow>
            <mi>S</mi>
            <mn>1</mn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sup>
                            <mi>d</mi>
                            <mn>2</mn>
                          </msup>
                        </mrow>
                        <mi>n</mi>
                      </munderover>
                      <mrow>
                        <mrow>
                          <mo fence="true" stretchy="false">(</mo>
                          <mrow>
                            <mrow>
                              <msup>
                                <mi>d</mi>
                                <mn>2</mn>
                              </msup>
                              <mo stretchy="false">+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i</mi>
                                      <mo stretchy="false">/</mo>
                                      <mi>d</mi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d</mi>
                              <mo stretchy="false">∣</mo>
                              <mi>i</mi>
                            </mrow>
                          </mrow>
                          <mo fence="true" stretchy="false">)</mo>
                        </mrow>
                      </mrow>
                    </mrow>
                    <mo stretchy="false">−</mo>
                    <msup>
                      <mi>d</mi>
                      <mn>2</mn>
                    </msup>
                  </mrow>
                </mrow>
                <mo fence="true" stretchy="false">]</mo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row>
                      <munderover>
                        <mo stretchy="false">∑</mo>
                        <mrow>
                          <mi>q</mi>
                          <mo stretchy="false">=</mo>
                          <mi>d</mi>
                        </mrow>
                        <mrow>
                          <mo fence="true" stretchy="false">⌊</mo>
                          <mrow>
                            <mrow>
                              <mi>n</mi>
                              <mo stretchy="false">/</mo>
                              <mi>d</mi>
                            </mrow>
                          </mrow>
                          <mo fence="true" stretchy="false">⌋</mo>
                        </mrow>
                      </munderover>
                      <mrow>
                        <munderover>
                          <mo stretchy="false">∑</mo>
                          <mrow>
                            <mi>r</mi>
                            <mo stretchy="false">=</mo>
                            <mn>0</mn>
                          </mrow>
                          <mrow>
                            <mi>d</mi>
                            <mo stretchy="false">−</mo>
                            <mn>1</mn>
                          </mrow>
                        </munderover>
                        <mrow>
                          <mrow>
                            <mo fence="true" stretchy="false">(</mo>
                            <mrow>
                              <mrow>
                                <msup>
                                  <mi>d</mi>
                                  <mn>2</mn>
                                </msup>
                                <mo stretchy="false">+</mo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 mathvariant="italic">dq</mi>
                                              <mo stretchy="false">+</mo>
                                              <mi>r</mi>
                                            </mrow>
                                          </mrow>
                                          <mo fence="true" stretchy="false">)</mo>
                                        </mrow>
                                        <mo stretchy="false">/</mo>
                                        <mi>d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i>d</mi>
                                <mo stretchy="false">∣</mo>
                                <mrow>
                                  <mo fence="true" stretchy="false">(</mo>
                                  <mrow>
                                    <mrow>
                                      <mi mathvariant="italic">dq</mi>
                                      <mo stretchy="false">+</mo>
                                      <mi>r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stretchy="false">−</mo>
                    <msup>
                      <mi>d</mi>
                      <mn>2</mn>
                    </msup>
                  </mrow>
                </mrow>
                <mo fence="true" stretchy="false">]</mo>
              </mrow>
            </mrow>
            <mspace width="4em"/>
            <mtext>/* see remark below */</mtext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row>
                      <munderover>
                        <mo stretchy="false">∑</mo>
                        <mrow>
                          <mi>q</mi>
                          <mo stretchy="false">=</mo>
                          <mi>d</mi>
                        </mrow>
                        <mrow>
                          <mo fence="true" stretchy="false">⌊</mo>
                          <mrow>
                            <mrow>
                              <mi>n</mi>
                              <mo stretchy="false">/</mo>
                              <mi>d</mi>
                            </mrow>
                          </mrow>
                          <mo fence="true" stretchy="false">⌋</mo>
                        </mrow>
                      </munderover>
                      <mrow>
                        <mo fence="true" stretchy="false">(</mo>
                        <mrow>
                          <mrow>
                            <msup>
                              <mi>d</mi>
                              <mn>2</mn>
                            </msup>
                            <mo stretchy="false">+</mo>
                            <msup>
                              <mi>q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o stretchy="false">−</mo>
                    <msup>
                      <mi>d</mi>
                      <mn>2</mn>
                    </msup>
                  </mrow>
                </mrow>
                <mo fence="true" stretchy="false">]</mo>
              </mrow>
            </mrow>
            <mspace width="2em"/>
            <mtext>/* because </mtext>
            <mrow>
              <mi>d</mi>
              <mo stretchy="false">∣</mo>
              <mrow>
                <mo fence="true" stretchy="false">(</mo>
                <mrow>
                  <mrow>
                    <mi mathvariant="italic">dq</mi>
                    <mo stretchy="false">+</mo>
                    <mi>r</mi>
                  </mrow>
                </mrow>
                <mo fence="true" stretchy="false">)</mo>
              </mrow>
            </mrow>
            <mtext> if and only if </mtext>
            <mrow>
              <mi>r</mi>
              <mo stretchy="false">=</mo>
              <mn>0</mn>
            </mrow>
            <mtext> */</mtext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q</mi>
                              <mo stretchy="false">=</mo>
                              <mi>d</mi>
                            </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</munderover>
                          <msup>
                            <mi>d</mi>
                            <mn>2</mn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q</mi>
                              <mo stretchy="false">=</mo>
                              <mi>d</mi>
                            </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</munderover>
                          <msup>
                            <mi>q</mi>
                            <mn>2</mn>
                          </msup>
                        </mrow>
                      </mrow>
                      <mo fence="true" stretchy="false">)</mo>
                    </mrow>
                    <mo stretchy="false">−</mo>
                    <msup>
                      <mi>d</mi>
                      <mn>2</mn>
                    </msup>
                  </mrow>
                </mrow>
                <mo fence="true" stretchy="false">]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p>
                            <mi>d</mi>
                            <mn>2</mn>
                          </msup>
                          <mrow>
                            <munderover>
                              <mo stretchy="false">∑</mo>
                              <mrow>
                                <mi>q</mi>
                                <mo stretchy="false">=</mo>
                                <mi>d</mi>
                              </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/</mo>
                                    <mi>d</mi>
                                  </mrow>
                                </mrow>
                                <mo fence="true" stretchy="false">⌋</mo>
                              </mrow>
                            </munderover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q</mi>
                              <mo stretchy="false">=</mo>
                              <mi>d</mi>
                            </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</munderover>
                          <msup>
                            <mi>q</mi>
                            <mn>2</mn>
                          </msup>
                        </mrow>
                      </mrow>
                      <mo fence="true" stretchy="false">)</mo>
                    </mrow>
                    <mo stretchy="false">−</mo>
                    <msup>
                      <mi>d</mi>
                      <mn>2</mn>
                    </msup>
                  </mrow>
                </mrow>
                <mo fence="true" stretchy="false">]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sup>
                      <mi>d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  <mo stretchy="false">−</mo>
                            <mi>d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underover>
                              <mo stretchy="false">∑</mo>
                              <mrow>
                                <mi>q</mi>
                                <mo stretchy="false">=</mo>
                                <mi>d</mi>
                              </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/</mo>
                                    <mi>d</mi>
                                  </mrow>
                                </mrow>
                                <mo fence="true" stretchy="false">⌋</mo>
                              </mrow>
                            </munderover>
                            <msup>
                              <mi>q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sup>
                        <mi>d</mi>
                        <mn>2</mn>
                      </msup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sup>
                      <mi>d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  <mo stretchy="false">−</mo>
                            <mi>d</mi>
                          </mrow>
                        </mrow>
                        <mo fence="true" stretchy="false">)</mo>
                      </mrow>
                      <mo stretchy="false">+</mo>
                      <msup>
                        <mi>d</mi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underover>
                              <mo stretchy="false">∑</mo>
                              <mrow>
                                <mi>q</mi>
                                <mo stretchy="false">=</mo>
                                <mi>d</mi>
                              </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/</mo>
                                    <mi>d</mi>
                                  </mrow>
                                </mrow>
                                <mo fence="true" stretchy="false">⌋</mo>
                              </mrow>
                            </munderover>
                            <msup>
                              <mi>q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sup>
                        <mi>d</mi>
                        <mn>2</mn>
                      </msup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sup>
                      <mi>d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  <mo stretchy="false">−</mo>
                            <mi>d</mi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underover>
                              <mo stretchy="false">∑</mo>
                              <mrow>
                                <mi>q</mi>
                                <mo stretchy="false">=</mo>
                                <mi>d</mi>
                              </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/</mo>
                                    <mi>d</mi>
                                  </mrow>
                                </mrow>
                                <mo fence="true" stretchy="false">⌋</mo>
                              </mrow>
                            </munderover>
                            <msup>
                              <mi>q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[</mo>
                <mrow>
                  <mrow>
                    <msup>
                      <mi>d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⌊</mo>
                              <mrow>
                                <mrow>
                                  <mi>n</mi>
                                  <mo stretchy="false">/</mo>
                                  <mi>d</mi>
                                </mrow>
                              </mrow>
                              <mo fence="true" stretchy="false">⌋</mo>
                            </mrow>
                            <mo stretchy="false">−</mo>
                            <mi>d</mi>
                          </mrow>
                        </mrow>
                        <mo fence="true" stretchy="false">)</mo>
                      </mrow>
                      <mo stretchy="false">+</mo>
                      <mi mathvariant="italic">sumsq</mi>
                    </mrow>
                    <mrow>
                      <mrow>
                        <mo fence="true" stretchy="false">(</mo>
                        <mrow>
                          <mrow>
                            <mo fence="true" stretchy="false">⌊</mo>
                            <mrow>
                              <mrow>
                                <mi>n</mi>
                                <mo stretchy="false">/</mo>
                                <mi>d</mi>
                              </mrow>
                            </mrow>
                            <mo fence="true" stretchy="false">⌋</mo>
                          </mrow>
                        </mrow>
                        <mo fence="true" stretchy="false">)</mo>
                      </mrow>
                      <mo stretchy="false">−</mo>
                      <mi mathvariant="italic">sumsq</mi>
                    </mrow>
                    <mrow>
                      <mo fence="true" stretchy="false">(</mo>
                      <mrow>
                        <mrow>
                          <mi>d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stack{ 
S1 ~=~ 
sum from { { d = 1 } } to { lfloor sqrt{n} rfloor } [{ sum from { { i=d^2} } to { n  }{(d^2 +(i/d)^2)(d divides i)} } - { d^2 } ]
# alignl "=" 
sum from { { d = 1 } } to { lfloor sqrt{n} rfloor } 
[
{ sum from { { q=d} } to { lfloor n/d rfloor  }
{ sum from { { r=0} } to { d-1  }
	{(d^2 +((dq+r)/d)^2)(d divides (dq+r))}} - { d^2 } }
]~~ "/* see remark below */"
# alignl "=" 
sum from { { d = 1 } } to { lfloor sqrt{n} rfloor } 
[
{ sum from { { q=d} } to { lfloor n/d rfloor  }
{ {(d^2 +q^2)}} - { d^2 } }
] ~ "/* because " d divides (dq+r) " if and only if " r=0 " */"
# "=" 
sum from d = 1 to lfloor sqrt n rfloor
{ [
( 
sum from q=d to lfloor n/d rfloor d^2 )
+ ( 
sum from q=d to lfloor n/d rfloor q^2
) - d^2
] } 
# "=" 
sum from d = 1 to lfloor sqrt n rfloor
{ [
(
d^2 sum from q=d to lfloor n/d rfloor 1 )
+ (  
sum from q=d to lfloor n/d rfloor q^2
) - d^2
] } 
# "=" 
sum from d = 1 to lfloor sqrt n rfloor
{ [
  
d^2 ( lfloor n/d rfloor -d + 1 )
+ ( 
sum from q=d to lfloor n/d rfloor q^2
) - d^2
] } 
# "=" 
sum from d = 1 to lfloor sqrt n rfloor
{ [
d^2 (lfloor n/d rfloor -d)
+ d^2 +  
(sum from q=d to lfloor n/d rfloor q^2 ) - d^2

] } 
# "=" 
sum from d = 1 to lfloor sqrt n rfloor
{ [
d^2 (lfloor n/d rfloor -d)
+ 
(sum from q=d to lfloor n/d rfloor q^2 )

] } 
# "=" 
sum from d = 1 to lfloor sqrt n rfloor
{ [
d^2 (lfloor n/d rfloor -d)
+ 
sumsq(lfloor n/d rfloor) - sumsq(d-1)
] } 

}






</annotation>
  </semantics>
</math>
</file>

<file path=Object 15/content.xml><?xml version="1.0" encoding="utf-8"?>
<math xmlns="http://www.w3.org/1998/Math/MathML" display="block">
  <semantics>
    <msqrt>
      <mi>n</mi>
    </msqrt>
    <annotation encoding="StarMath 5.0">sqrt n
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d</mi>
            <mn>1,</mn>
            <mi>d</mi>
            <mn>2</mn>
          </mrow>
        </mrow>
        <mo fence="true" stretchy="false">)</mo>
      </mrow>
      <mspace width="2em"/>
      <mi mathvariant="italic">where</mi>
      <mspace width="2em"/>
      <mrow>
        <mn>1</mn>
        <mo stretchy="false">≤</mo>
        <mi>d</mi>
      </mrow>
      <mrow>
        <mn>1</mn>
        <mo stretchy="false">≤</mo>
        <msqrt>
          <mi>i</mi>
        </msqrt>
      </mrow>
      <mrow>
        <mspace width="2em"/>
        <mo stretchy="false">∧</mo>
        <mspace width="2em"/>
      </mrow>
      <mrow>
        <msqrt>
          <mi>i</mi>
        </msqrt>
        <mo stretchy="false">≤</mo>
        <mi>d</mi>
      </mrow>
      <mrow>
        <mn>2</mn>
        <mo stretchy="false">≤</mo>
        <mi>i</mi>
      </mrow>
      <mrow>
        <mspace width="2em"/>
        <mo stretchy="false">∧</mo>
        <mspace width="2em"/>
      </mrow>
      <mi>d</mi>
      <mrow>
        <mn>1</mn>
        <mo stretchy="false">∗</mo>
        <mi>d</mi>
      </mrow>
      <mrow>
        <mn>2</mn>
        <mo stretchy="false">=</mo>
        <mi>i</mi>
      </mrow>
    </mrow>
    <annotation encoding="StarMath 5.0">(d1,d2) ~where~ 1&lt;=d1&lt;=sqrt i ~and~ sqrt i&lt;=d2&lt;=i ~and~ d1*d2=i</annotation>
  </semantics>
</math>
</file>

<file path=Object 17/content.xml><?xml version="1.0" encoding="utf-8"?>
<math xmlns="http://www.w3.org/1998/Math/MathML" display="block">
  <semantics>
    <msup>
      <mi>d</mi>
      <mn>2</mn>
    </msup>
    <annotation encoding="StarMath 5.0">d^2</annotation>
  </semantics>
</math>
</file>

<file path=Object 18/content.xml><?xml version="1.0" encoding="utf-8"?>
<math xmlns="http://www.w3.org/1998/Math/MathML" display="block">
  <semantics>
    <mrow>
      <msup>
        <mi>d</mi>
        <mn>2</mn>
      </msup>
      <mo stretchy="false">+</mo>
      <msup>
        <mrow>
          <mo fence="true" stretchy="false">(</mo>
          <mrow>
            <mrow>
              <mi>i</mi>
              <mo stretchy="false">/</mo>
              <mi>d</mi>
            </mrow>
          </mrow>
          <mo fence="true" stretchy="false">)</mo>
        </mrow>
        <mn>2</mn>
      </msup>
    </mrow>
    <annotation encoding="StarMath 5.0">d^2+(i/d)^2</annotation>
  </semantics>
</math>
</file>

<file path=Object 19/content.xml><?xml version="1.0" encoding="utf-8"?>
<math xmlns="http://www.w3.org/1998/Math/MathML" display="block">
  <semantics>
    <mrow>
      <mo fence="true" stretchy="false">⌊</mo>
      <mrow>
        <mrow>
          <mi>n</mi>
          <mo stretchy="false">/</mo>
          <mi>d</mi>
        </mrow>
      </mrow>
      <mo fence="true" stretchy="false">⌋</mo>
    </mrow>
    <annotation encoding="StarMath 5.0">lfloor n/d rfloor</annotation>
  </semantics>
</math>
</file>

<file path=Object 2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d</mi>
                <mo stretchy="false">∣</mo>
                <mi>i</mi>
              </mrow>
              <mi>i</mi>
            </munderover>
            <msup>
              <mi>d</mi>
              <mn>2</mn>
            </msup>
          </mrow>
        </mrow>
      </mrow>
    </mrow>
    <annotation encoding="StarMath 5.0">SIGMA2 ( n ) := sum from { { i = 1 } } to { n } { sum from { { d divides i } } to { i }{ d^2}}

</annotation>
  </semantics>
</math>
</file>

<file path=Object 20/content.xml><?xml version="1.0" encoding="utf-8"?>
<math xmlns="http://www.w3.org/1998/Math/MathML" display="block">
  <semantics>
    <mrow>
      <mrow>
        <mi>d</mi>
        <mo stretchy="false">∗</mo>
        <mrow>
          <mo fence="true" stretchy="false">⌊</mo>
          <mrow>
            <mrow>
              <mi>n</mi>
              <mo stretchy="false">/</mo>
              <mi>d</mi>
            </mrow>
          </mrow>
          <mo fence="true" stretchy="false">⌋</mo>
        </mrow>
      </mrow>
      <mo stretchy="false">+</mo>
      <mrow>
        <mo fence="true" stretchy="false">(</mo>
        <mrow>
          <mrow>
            <mi>d</mi>
            <mo stretchy="false">−</mo>
            <mn>1</mn>
          </mrow>
        </mrow>
        <mo fence="true" stretchy="false">)</mo>
      </mrow>
    </mrow>
    <annotation encoding="StarMath 5.0">d*lfloor n/d rfloor + ( d-1 )</annotation>
  </semantics>
</math>
</file>

<file path=Object 26/content.xml><?xml version="1.0" encoding="utf-8"?>
<math xmlns="http://www.w3.org/1998/Math/MathML" display="block">
  <semantics>
    <mrow>
      <mrow>
        <mi>i</mi>
        <mo stretchy="false">=</mo>
        <msup>
          <mi>d</mi>
          <mn>2</mn>
        </msup>
      </mrow>
      <mn>...</mn>
      <mspace width="0.5em"/>
      <mi>n</mi>
    </mrow>
    <annotation encoding="StarMath 5.0">i=d^2 ... `n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1,</mn>
      </mrow>
      <mn>...</mn>
      <mi>,</mi>
      <mrow>
        <mo fence="true" stretchy="false">⌊</mo>
        <mrow>
          <msqrt>
            <mi>i</mi>
          </msqrt>
        </mrow>
        <mo fence="true" stretchy="false">⌋</mo>
      </mrow>
    </mrow>
    <annotation encoding="StarMath 5.0">d=1, ..., lfloor sqrt i rfloor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sigma</mi>
      </mrow>
      <mn>2</mn>
      <mrow>
        <mo fence="true" stretchy="false">(</mo>
        <mrow>
          <mi>i</mi>
        </mrow>
        <mo fence="true" stretchy="false">)</mo>
      </mrow>
    </mrow>
    <annotation encoding="StarMath 5.0">sum from i=1 to n sigma2(i)
</annotation>
  </semantics>
</math>
</file>

<file path=Object 5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sup>
            <mn>10</mn>
            <mn>15</mn>
          </msup>
        </mrow>
        <mo fence="true" stretchy="false">)</mo>
      </mrow>
    </mrow>
    <annotation encoding="StarMath 5.0">SIGMA2(10^15)


</annotation>
  </semantics>
</math>
</file>

<file path=Object 6/content.xml><?xml version="1.0" encoding="utf-8"?>
<math xmlns="http://www.w3.org/1998/Math/MathML" display="block">
  <semantics>
    <msup>
      <mn>10</mn>
      <mn>9</mn>
    </msup>
    <annotation encoding="StarMath 5.0">
10^9



</annotation>
  </semantics>
</math>
</file>

<file path=Object 7/content.xml><?xml version="1.0" encoding="utf-8"?>
<math xmlns="http://www.w3.org/1998/Math/MathML" display="block">
  <semantics>
    <mrow>
      <mi mathvariant="italic">sumsq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>k</mi>
            <mn>2</mn>
          </msup>
        </mrow>
        <mo stretchy="false">=</mo>
        <mi>n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  <mo stretchy="false">/</mo>
        <mn>6</mn>
      </mrow>
    </mrow>
    <annotation encoding="StarMath 5.0">sumsq( n ) = sum from{k=1} to{n} k^2 = n(n+1)(2n+1)/6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∗</mo>
            <msqrt>
              <mi>n</mi>
            </msqrt>
          </mrow>
        </mrow>
        <mo fence="true" stretchy="false">)</mo>
      </mrow>
    </mrow>
    <annotation encoding="StarMath 5.0">O(n*sqrt{n})
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i mathvariant="italic">SIGMA</mi>
            <mn>2</mn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underover>
                    <mo stretchy="false">∑</mo>
                    <mrow>
                      <mi>d</mi>
                      <mo stretchy="false">∣</mo>
                      <mi>i</mi>
                    </mrow>
                    <mi>i</mi>
                  </munderover>
                  <msup>
                    <mi>d</mi>
                    <mn>2</mn>
                  </msup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row>
                        <munderover>
                          <mo stretchy="false">∑</mo>
                          <mrow>
                            <mi>d</mi>
                            <mo stretchy="false">∣</mo>
                            <mi>i</mi>
                          </mrow>
                          <mrow>
                            <mo fence="true" stretchy="false">⌊</mo>
                            <mrow>
                              <msqrt>
                                <mi>i</mi>
                              </msqrt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row>
                              <msup>
                                <mi>d</mi>
                                <mn>2</mn>
                              </msup>
                              <mo stretchy="false">+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i</mi>
                                      <mo stretchy="false">/</mo>
                                      <mi>d</mi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row>
                          <mo fence="true" stretchy="false">)</mo>
                        </mrow>
                      </mrow>
                      <mo stretchy="false">−</mo>
                      <mrow>
                        <mi>i</mi>
                        <mo stretchy="false">∗</mo>
                        <mi mathvariant="italic">isSquare</mi>
                      </mrow>
                    </mrow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d</mi>
                    <mo stretchy="false">∣</mo>
                    <mi>i</mi>
                  </mrow>
                  <mrow>
                    <mo fence="true" stretchy="false">⌊</mo>
                    <mrow>
                      <msqrt>
                        <mi>i</mi>
                      </msqrt>
                    </mrow>
                    <mo fence="true" stretchy="false">⌋</mo>
                  </mrow>
                </munderover>
                <mrow>
                  <mo fence="true" stretchy="false">(</mo>
                  <mrow>
                    <mrow>
                      <msup>
                        <mi>d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row>
                              <mi>i</mi>
                              <mo stretchy="false">/</mo>
                              <mi>d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)</mo>
                </mrow>
              </mrow>
            </mrow>
            <mrow>
              <mspace width="2em"/>
              <mo stretchy="false">−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row>
                  <mi>i</mi>
                  <mo stretchy="false">∗</mo>
                  <mi mathvariant="italic">isSquare</mi>
                </mrow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d</mi>
                    <mo stretchy="false">∣</mo>
                    <mi>i</mi>
                  </mrow>
                  <mrow>
                    <mo fence="true" stretchy="false">⌊</mo>
                    <mrow>
                      <msqrt>
                        <mi>i</mi>
                      </msqrt>
                    </mrow>
                    <mo fence="true" stretchy="false">⌋</mo>
                  </mrow>
                </munderover>
                <mrow>
                  <mo fence="true" stretchy="false">(</mo>
                  <mrow>
                    <mrow>
                      <msup>
                        <mi>d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row>
                              <mi>i</mi>
                              <mo stretchy="false">/</mo>
                              <mi>d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)</mo>
                </mrow>
              </mrow>
            </mrow>
            <mrow>
              <mspace width="2em"/>
              <mo stretchy="false">−</mo>
              <mspace width="2em"/>
            </mrow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sup>
                <mi>k</mi>
                <mn>2</mn>
              </msup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d</mi>
                    <mo stretchy="false">=</mo>
                    <mn>1</mn>
                  </mrow>
                  <mrow>
                    <mo fence="true" stretchy="false">⌊</mo>
                    <mrow>
                      <msqrt>
                        <mi>i</mi>
                      </msqrt>
                    </mrow>
                    <mo fence="true" stretchy="false">⌋</mo>
                  </mrow>
                </munderover>
                <mrow>
                  <mrow>
                    <mo fence="true" stretchy="false">(</mo>
                    <mrow>
                      <mrow>
                        <msup>
                          <mi>d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i>i</mi>
                                <mo stretchy="false">/</mo>
                                <mi>d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d</mi>
                        <mo stretchy="false">∣</mo>
                        <mi>i</mi>
                      </mrow>
                    </mrow>
                    <mo fence="true" stretchy="false">)</mo>
                  </mrow>
                </mrow>
              </mrow>
            </mrow>
            <mrow>
              <mspace width="2em"/>
              <mo stretchy="false">−</mo>
              <mspace width="2em"/>
            </mrow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sup>
                <mi>k</mi>
                <mn>2</mn>
              </msup>
            </mrow>
            <mrow>
              <mspace width="2em"/>
              <mo stretchy="false">=</mo>
              <mi mathvariant="normal">:</mi>
            </mrow>
            <mspace width="2em"/>
            <mi>S</mi>
            <mn>1</mn>
          </mrow>
        </mtd>
      </mtr>
    </mtable>
    <annotation encoding="StarMath 5.0">stack{
alignl SIGMA2 ( n ) = 
sum from { { i = 1 } } to { n } { 
sum from { d divides i } to { i }{d^2}} 
# alignl "=" sum from { { i = 1 } } to { n }  ({ sum from { { d divides i } } to { lfloor sqrt{i} rfloor  }( {d^2 +(i/d)^2}) - i*isSquare(i)} )
# alignl "=" sum from { { i = 1 } } to { n } { sum from { { d divides i } } to { lfloor sqrt{i} rfloor  }({d^2 +(i/d)^2}) } ~-~ sum from { { i = 1 } } to { n } { i*isSquare(i) } 
# alignl "=" sum from { { i = 1 } } to { n } { sum from { { d divides i } } to { lfloor sqrt{i} rfloor  }({d^2 +(i/d)^2}) } ~-~ sum from { { k = 1 } } to { lfloor sqrt n rfloor } { k^2 } 
# alignl "=" sum from { { i = 1 } } to { n } { sum from { { d=1} } to { lfloor sqrt{i} rfloor  }{(d^2 +(i/d)^2)(d divides i)} } ~-~ sum from { { k = 1 } } to { lfloor sqrt n rfloor } { k^2 } ~=:~ S1
} 







</annotation>
  </semantics>
</math>
</file>